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color="#800000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008000" fo:font-size="10pt" style:font-size-asian="10pt" style:font-size-complex="10pt"/>
    </style:style>
    <style:style style:name="T3" style:family="text">
      <style:text-properties fo:color="#008000" style:text-outline="false" style:text-line-through-style="none" fo:font-family="'Liberation Sans'" style:font-family-generic="roman" style:font-pitch="variable" fo:font-size="1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0pt" style:font-style-asian="normal" style:font-weight-asian="normal" style:font-family-complex="'Lohit Devanagari'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2323dc"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fo:font-size="10pt" style:font-size-asian="10pt" style:font-size-complex="10pt"/>
    </style:style>
    <style:style style:name="T7" style:family="text">
      <style:text-properties fo:color="#80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9.017cm" svg:height="8.403cm" svg:x="1.333cm" svg:y="1.487cm">
          <text:p><text:span text:style-name="T1">static MCInstrInfo *createCpu0MCInstrInfo() {</text:span></text:p>
          <text:p><text:span text:style-name="T1"><text:s text:c="2"/></text:span><text:span text:style-name="T1">MCInstrInfo *X = new MCInstrInfo();</text:span></text:p>
          <text:p><text:span text:style-name="T1"><text:s/></text:span><text:span text:style-name="T1">// defined in Cpu0GenInstrInfo.inc</text:span></text:p>
          <text:p><text:span text:style-name="T1"><text:s text:c="2"/></text:span><text:span text:style-name="T1">InitCpu0MCInstrInfo(X); </text:span></text:p>
          <text:p><text:span text:style-name="T1"><text:s text:c="2"/></text:span><text:span text:style-name="T1">return X;</text:span></text:p>
          <text:p><text:span text:style-name="T1">}</text:span></text:p>
          <text:p><text:span text:style-name="T2">static MCRegisterInfo *createCpu0MCRegisterInfo(</text:span></text:p>
          <text:p><text:span text:style-name="T2"><text:s text:c="2"/></text:span><text:span text:style-name="T2">StringRef TT) {</text:span></text:p>
          <text:p><text:span text:style-name="T2"><text:s text:c="2"/></text:span><text:span text:style-name="T2">MCRegisterInfo *X = new MCRegisterInfo();</text:span></text:p>
          <text:p><text:span text:style-name="T2">// defined in Cpu0GenRegisterInfo.inc</text:span></text:p>
          <text:p><text:span text:style-name="T2"><text:s text:c="2"/></text:span><text:span text:style-name="T2">InitCpu0MCRegisterInfo(X, Cpu0::LR); </text:span></text:p>
          <text:p><text:span text:style-name="T2"><text:s text:c="2"/></text:span><text:span text:style-name="T2">return X;</text:span></text:p>
          <text:p><text:span text:style-name="T3">}</text:span></text:p>
          <text:p><text:span text:style-name="T4">static MCSubtargetInfo *createCpu0MCSubtargetInfo(</text:span></text:p>
          <text:p><text:span text:style-name="T4"><text:s text:c="16"/></text:span><text:span text:style-name="T4">StringRef TT, StringRef CPU, <text:s/>StringRef FS) {</text:span></text:p>
          <text:p><text:span text:style-name="T4"><text:s text:c="2"/></text:span><text:span text:style-name="T4">...</text:span></text:p>
          <text:p><text:span text:style-name="T4"><text:s text:c="2"/></text:span><text:span text:style-name="T4">MCSubtargetInfo *X = new MCSubtargetInfo();</text:span></text:p>
          <text:p><text:span text:style-name="T4"><text:s/></text:span><text:span text:style-name="T4">// defined in Cpu0GenSubtargetInfo.inc</text:span></text:p>
          <text:p><text:span text:style-name="T4"><text:s text:c="2"/></text:span><text:span text:style-name="T4">InitCpu0MCSubtargetInfo(X, TT, CPU, ArchFS);</text:span></text:p>
          <text:p><text:span text:style-name="T4"><text:s text:c="2"/></text:span><text:span text:style-name="T4">return X;</text:span></text:p>
          <text:p><text:span text:style-name="T4">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381cm" svg:height="0.381cm" svg:x="5.673cm" svg:y="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7.239cm" svg:height="8.382cm" svg:x="12.684cm" svg:y="1.508cm">
          <text:p text:style-name="P2"><text:span text:style-name="T5"/></text:p>
          <text:p text:style-name="P3"><text:span text:style-name="T1">// Cpu0GenInstrInfo.inc</text:span></text:p>
          <text:p text:style-name="P3"><text:span text:style-name="T1">extern const MCInstrDesc Cpu0Insts[] = {</text:span></text:p>
          <text:p text:style-name="P3"><text:span text:style-name="T1">// Info generated from Cpu0InstrInfo.td</text:span></text:p>
          <text:p text:style-name="P3"><text:span text:style-name="T1">}</text:span></text:p>
          <text:p text:style-name="P3"><text:span text:style-name="T1">static inline void InitCpu0MCInstrInfo(</text:span></text:p>
          <text:p text:style-name="P3"><text:span text:style-name="T1">MCInstrInfo *II) {</text:span></text:p>
          <text:p text:style-name="P3"><text:span text:style-name="T1"><text:s text:c="2"/></text:span><text:span text:style-name="T1">II-&gt;InitMCInstrInfo(Cpu0Insts, ...);</text:span></text:p>
          <text:p text:style-name="P3"><text:span text:style-name="T1">}</text:span></text:p>
          <text:p text:style-name="P3"><text:span text:style-name="T2">// Cpu0GenRegisterInfo.inc</text:span></text:p>
          <text:p text:style-name="P3"><text:span text:style-name="T2">static inline void InitCpu0MCRegisterInfo(</text:span></text:p>
          <text:p text:style-name="P3"><text:span text:style-name="T2">MCRegisterInfo *RI, ...) {</text:span></text:p>
          <text:p text:style-name="P3"><text:span text:style-name="T2"><text:s text:c="2"/></text:span><text:span text:style-name="T2">RI-&gt;InitMCRegisterInfo(Cpu0RegDesc, ...)</text:span></text:p>
          <text:p text:style-name="P3"><text:span text:style-name="T2">}</text:span></text:p>
          <text:p text:style-name="P3"><text:span text:style-name="T4">// Cpu0GenSubtargetInfo.inc</text:span></text:p>
          <text:p text:style-name="P3"><text:span text:style-name="T4">static inline void InitCpu0MCSubtargetInfo(</text:span></text:p>
          <text:p text:style-name="P3"><text:span text:style-name="T4">MCSubtargetInfo *II, StringRef TT, </text:span></text:p>
          <text:p text:style-name="P3"><text:span text:style-name="T4">StringRef CPU, StringRef FS) {</text:span></text:p>
          <text:p text:style-name="P3"><text:span text:style-name="T4"><text:s text:c="2"/></text:span><text:span text:style-name="T4">II-&gt;InitMCSubtargetInfo(TT, CPU, FS, </text:span></text:p>
          <text:p text:style-name="P3"><text:span text:style-name="T4"><text:s text:c="7"/></text:span><text:span text:style-name="T4">Cpu0FeatureKV, ...);</text:span></text:p>
          <text:p text:style-name="P3"><text:span text:style-name="T4">}</text:span></text:p>
          <text:p text:style-name="P3"><text:span text:style-name="T1"/></text:p>
          <text:p text:style-name="P3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0.381cm" svg:height="0.381cm" svg:x="7.972cm" svg:y="5.5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0.381cm" svg:height="0.381cm" svg:x="9.371cm" svg:y="8.7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0.381cm" svg:height="0.381cm" svg:x="12.47cm" svg:y="7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0.381cm" svg:height="0.381cm" svg:x="12.469cm" svg:y="5.2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0.381cm" svg:height="0.381cm" svg:x="12.468cm" svg:y="3.2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6.054cm" svg:y1="2.907cm" svg:x2="12.468cm" svg:y2="3.402cm" draw:start-shape="id1" draw:start-glue-point="10" draw:end-shape="id2" draw:end-glue-point="6" svg:d="m6054 2907 6414 495" svg:viewBox="0 0 6415 496">
          <text:p/>
        </draw:connector>
        <draw:connector draw:style-name="gr3" draw:text-style-name="P2" draw:layer="layout" draw:type="line" svg:x1="8.353cm" svg:y1="5.706cm" svg:x2="12.469cm" svg:y2="5.403cm" draw:start-shape="id3" draw:start-glue-point="10" draw:end-shape="id4" draw:end-glue-point="6" svg:d="m8353 5706 4116-303" svg:viewBox="0 0 4117 304">
          <text:p/>
        </draw:connector>
        <draw:connector draw:style-name="gr3" draw:text-style-name="P2" draw:layer="layout" draw:type="line" svg:x1="9.752cm" svg:y1="8.905cm" svg:x2="12.47cm" svg:y2="7.404cm" draw:start-shape="id5" draw:start-glue-point="10" draw:end-shape="id6" draw:end-glue-point="6" svg:d="m9752 8905 2718-1501" svg:viewBox="0 0 2719 1502">
          <text:p/>
        </draw:connector>
        <draw:custom-shape draw:style-name="gr1" draw:text-style-name="P1" draw:layer="layout" svg:width="9.321cm" svg:height="13.69cm" svg:x="1.331cm" svg:y="11.186cm">
          <text:p><text:span text:style-name="T6">static MCAsmInfo *createCpu0MCAsmInfo(const </text:span></text:p>
          <text:p><text:span text:style-name="T6">MCRegisterInfo &amp;MRI, StringRef TT) {</text:span></text:p>
          <text:p><text:span text:style-name="T6"><text:s text:c="2"/></text:span><text:span text:style-name="T6">MCAsmInfo *MAI = new Cpu0MCAsmInfo(TT);</text:span></text:p>
          <text:p><text:span text:style-name="T6"/></text:p>
          <text:p><text:span text:style-name="T6"><text:s text:c="2"/></text:span><text:span text:style-name="T6">unsigned SP = MRI.getDwarfRegNum(Cpu0::SP, true);</text:span></text:p>
          <text:p><text:span text:style-name="T6"><text:s text:c="2"/></text:span><text:span text:style-name="T6">MCCFIInstruction Inst = MCCFIInstruction::</text:span></text:p>
          <text:p><text:span text:style-name="T6">createDefCfa(0, SP, 0);</text:span></text:p>
          <text:p><text:span text:style-name="T6"><text:s text:c="2"/></text:span><text:span text:style-name="T6">MAI-&gt;addInitialFrameState(Inst);</text:span></text:p>
          <text:p><text:span text:style-name="T6"/></text:p>
          <text:p><text:span text:style-name="T6"><text:s text:c="2"/></text:span><text:span text:style-name="T6">return MAI;</text:span></text:p>
          <text:p><text:span text:style-name="T6">}</text:span></text:p>
          <text:p><text:span text:style-name="T6"/></text:p>
          <text:p><text:span text:style-name="T2">static MCCodeGenInfo *createCpu0MCCodeGenInfo(</text:span></text:p>
          <text:p><text:span text:style-name="T2"><text:s text:c="38"/></text:span><text:span text:style-name="T2">StringRef TT, Reloc::Model RM,</text:span></text:p>
          <text:p><text:span text:style-name="T2"><text:s text:c="46"/></text:span><text:span text:style-name="T2">CodeModel::Model CM,</text:span></text:p>
          <text:p><text:span text:style-name="T2"><text:s text:c="46"/></text:span><text:span text:style-name="T2">CodeGenOpt::Level OL) {</text:span></text:p>
          <text:p><text:span text:style-name="T2"><text:s text:c="2"/></text:span><text:span text:style-name="T2">MCCodeGenInfo *X = new MCCodeGenInfo();</text:span></text:p>
          <text:p><text:span text:style-name="T2"><text:s text:c="2"/></text:span><text:span text:style-name="T2">...</text:span></text:p>
          <text:p><text:span text:style-name="T2"><text:s/></text:span><text:span text:style-name="T2">// defined in lib/MC/MCCodeGenInfo.cpp</text:span></text:p>
          <text:p><text:span text:style-name="T2"><text:s text:c="2"/></text:span><text:span text:style-name="T2">X-&gt;InitMCCodeGenInfo(RM, CM, OL); </text:span></text:p>
          <text:p><text:span text:style-name="T2"><text:s text:c="2"/></text:span><text:span text:style-name="T2">return X;</text:span></text:p>
          <text:p><text:span text:style-name="T2">}</text:span></text:p>
          <text:p><text:span text:style-name="T4"/></text:p>
          <text:p><text:span text:style-name="T7">static MCInstPrinter *createCpu0MCInstPrinter(</text:span></text:p>
          <text:p><text:span text:style-name="T7"><text:s text:c="45"/></text:span><text:span text:style-name="T7">const Target &amp;T,</text:span></text:p>
          <text:p><text:span text:style-name="T7"><text:s text:c="46"/></text:span><text:span text:style-name="T7">unsigned SyntaxVariant,</text:span></text:p>
          <text:p><text:span text:style-name="T7"><text:s text:c="46"/></text:span><text:span text:style-name="T7">const MCAsmInfo &amp;MAI,</text:span></text:p>
          <text:p><text:span text:style-name="T7"><text:s text:c="46"/></text:span><text:span text:style-name="T7">const MCInstrInfo &amp;MII,</text:span></text:p>
          <text:p><text:span text:style-name="T7"><text:s text:c="46"/></text:span><text:span text:style-name="T7">const MCRegisterInfo &amp;MRI,</text:span></text:p>
          <text:p><text:span text:style-name="T7"><text:s text:c="46"/></text:span><text:span text:style-name="T7">const MCSubtargetInfo &amp;STI)</text:span></text:p>
          <text:p><text:span text:style-name="T7">{</text:span></text:p>
          <text:p><text:span text:style-name="T7"><text:s text:c="2"/></text:span><text:span text:style-name="T7">return new Cpu0InstPrinter(MAI, MII, MRI);</text:span></text:p>
          <text:p><text:span text:style-name="T7">}</text:span></text:p>
          <text:p><text:span text:style-name="T4"/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7.239cm" svg:height="3.222cm" svg:x="12.682cm" svg:y="20.367cm">
          <text:p text:style-name="P3"><text:span text:style-name="T7">// Cpu0InstPrinter.h</text:span></text:p>
          <text:p text:style-name="P3"><text:span text:style-name="T7"><text:s text:c="2"/></text:span></text:p>
          <text:p text:style-name="P3"><text:span text:style-name="T7">Cpu0InstPrinter(const MCAsmInfo &amp;MAI, </text:span></text:p>
          <text:p text:style-name="P3"><text:span text:style-name="T7"><text:s text:c="17"/></text:span><text:span text:style-name="T7">const MCInstrInfo &amp;MII,</text:span></text:p>
          <text:p text:style-name="P3"><text:span text:style-name="T7"><text:s text:c="18"/></text:span><text:span text:style-name="T7">const MCRegisterInfo &amp;MRI)</text:span></text:p>
          <text:p text:style-name="P3"><text:span text:style-name="T7"><text:s text:c="4"/></text:span><text:span text:style-name="T7">: MCInstPrinter(MAI, MII, MRI) {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7" draw:id="id7" draw:layer="layout" svg:width="0.381cm" svg:height="0.381cm" svg:x="8.569cm" svg:y="23.5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0.381cm" svg:height="0.381cm" svg:x="12.468cm" svg:y="21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2" draw:layer="layout" draw:type="line" svg:x1="8.95cm" svg:y1="23.704cm" svg:x2="12.468cm" svg:y2="22.003cm" draw:start-shape="id7" draw:start-glue-point="10" draw:end-shape="id8" draw:end-glue-point="6" svg:d="m8950 23704 3518-1701" svg:viewBox="0 0 3519 1702">
          <text:p/>
        </draw:connector>
      </draw:page>
      <draw:page draw:name="page2" draw:style-name="dp1" draw:master-page-name="Default">
        <draw:custom-shape draw:style-name="gr1" draw:text-style-name="P5" draw:layer="layout" svg:width="15.621cm" svg:height="12.192cm" svg:x="1.635cm" svg:y="1.635cm">
          <text:p text:style-name="P3"><text:span text:style-name="T1">extern "C" void LLVMInitializeCpu0TargetMC() {</text:span></text:p>
          <text:p text:style-name="P3"><text:span text:style-name="T1"><text:s text:c="2"/></text:span><text:span text:style-name="T1">// Register the MC asm info.</text:span></text:p>
          <text:p text:style-name="P3"><text:span text:style-name="T1"><text:s text:c="2"/></text:span><text:span text:style-name="T1">RegisterMCAsmInfoFn X(TheCpu0Target, createCpu0MCAsmInfo);</text:span></text:p>
          <text:p text:style-name="P3"><text:span text:style-name="T1"><text:s text:c="2"/></text:span><text:span text:style-name="T1">RegisterMCAsmInfoFn Y(TheCpu0elTarget, createCpu0MCAsmInfo);</text:span></text:p>
          <text:p text:style-name="P3"><text:span text:style-name="T1"/></text:p>
          <text:p text:style-name="P3"><text:span text:style-name="T1"><text:s text:c="2"/></text:span><text:span text:style-name="T1">// Register the MC codegen info.</text:span></text:p>
          <text:p text:style-name="P3"><text:span text:style-name="T1"><text:s text:c="2"/></text:span><text:span text:style-name="T1">TargetRegistry::RegisterMCCodeGenInfo(TheCpu0Target,</text:span></text:p>
          <text:p text:style-name="P3"><text:span text:style-name="T1"><text:s text:c="40"/></text:span><text:span text:style-name="T1">createCpu0MCCodeGenInfo);</text:span></text:p>
          <text:p text:style-name="P3"><text:span text:style-name="T1"><text:s text:c="2"/></text:span><text:span text:style-name="T1">TargetRegistry::RegisterMCCodeGenInfo(TheCpu0elTarget,</text:span></text:p>
          <text:p text:style-name="P3"><text:span text:style-name="T1"><text:s text:c="40"/></text:span><text:span text:style-name="T1">createCpu0MCCodeGenInfo);</text:span></text:p>
          <text:p text:style-name="P3"><text:span text:style-name="T1"><text:s text:c="2"/></text:span><text:span text:style-name="T1">// Register the MC instruction info.</text:span></text:p>
          <text:p text:style-name="P3"><text:span text:style-name="T1"><text:s text:c="2"/></text:span><text:span text:style-name="T1">TargetRegistry::RegisterMCInstrInfo(TheCpu0Target, createCpu0MCInstrInfo);</text:span></text:p>
          <text:p text:style-name="P3"><text:span text:style-name="T1"><text:s text:c="2"/></text:span><text:span text:style-name="T1">TargetRegistry::RegisterMCInstrInfo(TheCpu0elTarget, createCpu0MCInstrInfo);</text:span></text:p>
          <text:p text:style-name="P3"><text:span text:style-name="T1"/></text:p>
          <text:p text:style-name="P3"><text:span text:style-name="T1"><text:s text:c="2"/></text:span><text:span text:style-name="T1">// Register the MC register info.</text:span></text:p>
          <text:p text:style-name="P3"><text:span text:style-name="T1"><text:s text:c="2"/></text:span><text:span text:style-name="T1">TargetRegistry::RegisterMCRegInfo(TheCpu0Target, createCpu0MCRegisterInfo);</text:span></text:p>
          <text:p text:style-name="P3"><text:span text:style-name="T1"><text:s text:c="2"/></text:span><text:span text:style-name="T1">TargetRegistry::RegisterMCRegInfo(TheCpu0elTarget, createCpu0MCRegisterInfo);</text:span></text:p>
          <text:p text:style-name="P3"><text:span text:style-name="T1"/></text:p>
          <text:p text:style-name="P3"><text:span text:style-name="T1"><text:s text:c="2"/></text:span><text:span text:style-name="T1">// Register the MC subtarget info.</text:span></text:p>
          <text:p text:style-name="P3"><text:span text:style-name="T1"><text:s text:c="2"/></text:span><text:span text:style-name="T1">TargetRegistry::RegisterMCSubtargetInfo(TheCpu0Target,</text:span></text:p>
          <text:p text:style-name="P3"><text:span text:style-name="T1"><text:s text:c="42"/></text:span><text:span text:style-name="T1">createCpu0MCSubtargetInfo);</text:span></text:p>
          <text:p text:style-name="P3"><text:span text:style-name="T1"><text:s text:c="2"/></text:span><text:span text:style-name="T1">TargetRegistry::RegisterMCSubtargetInfo(TheCpu0elTarget,</text:span></text:p>
          <text:p text:style-name="P3"><text:span text:style-name="T1"><text:s text:c="42"/></text:span><text:span text:style-name="T1">createCpu0MCSubtargetInfo);</text:span></text:p>
          <text:p text:style-name="P3"><text:span text:style-name="T1"><text:s text:c="2"/></text:span><text:span text:style-name="T7">// Register the MCInstPrinter.</text:span></text:p>
          <text:p text:style-name="P3"><text:span text:style-name="T7"><text:s text:c="2"/></text:span><text:span text:style-name="T7">TargetRegistry::RegisterMCInstPrinter(TheCpu0Target,</text:span></text:p>
          <text:p text:style-name="P3"><text:span text:style-name="T7"><text:s text:c="40"/></text:span><text:span text:style-name="T7">createCpu0MCInstPrinter);</text:span></text:p>
          <text:p text:style-name="P3"><text:span text:style-name="T7"><text:s text:c="2"/></text:span><text:span text:style-name="T7">TargetRegistry::RegisterMCInstPrinter(TheCpu0elTarget,</text:span></text:p>
          <text:p text:style-name="P3"><text:span text:style-name="T7"><text:s text:c="40"/></text:span><text:span text:style-name="T7">createCpu0MCInstPrinter);</text:span></text:p>
          <text:p text:style-name="P3"><text:span text:style-name="T1">}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Liberation Serif', 'Times New Roman'" style:font-family-generic="roman" style:font-pitch="variable" fo:font-size="12pt" fo:language="en" fo:country="US" style:letter-kerning="true" style:font-family-asian="'Lohit Devanagari'" style:font-pitch-asian="variable" style:font-size-asian="12pt" style:language-asian="hi" style:country-asian="IN" style:font-family-complex="'WenQuanYi Zen Hei Sharp'" style:font-pitch-complex="variable"/>
    </style:style>
    <style:style style:name="Index" style:family="graphic">
      <style:paragraph-properties style:text-autospace="none"/>
      <style:text-properties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Gamma Chen</meta:initial-creator>
    <meta:creation-date>2014-08-24T16:16:03</meta:creation-date>
    <dc:date>2014-08-24T17:39:04</dc:date>
    <dc:creator>Gamma Chen</dc:creator>
    <meta:editing-duration>PT35M23S</meta:editing-duration>
    <meta:editing-cycles>5</meta:editing-cycles>
    <meta:generator>LibreOffice/3.5$Linux_X86_64 LibreOffice_project/350m1$Build-2</meta:generator>
    <meta:document-statistic meta:object-count="17"/>
  </office:meta>
</office:document-meta>
</file>